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66d3" officeooo:paragraph-rsid="001466d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466d3" officeooo:paragraph-rsid="001466d3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466d3" officeooo:paragraph-rsid="001466d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466d3" officeooo:paragraph-rsid="001466d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5b8e7" officeooo:paragraph-rsid="0015b8e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64d36" officeooo:paragraph-rsid="00164d3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1466d3" officeooo:paragraph-rsid="001466d3" style:font-style-asian="italic" style:font-weight-asian="normal" style:font-style-complex="italic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tyle="normal" fo:font-weight="normal" officeooo:rsid="00164d36" officeooo:paragraph-rsid="00164d36" style:font-style-asian="normal" style:font-weight-asian="normal" style:font-style-complex="normal" style:font-weight-complex="normal"/>
    </style:style>
    <style:style style:name="T1" style:family="text">
      <style:text-properties officeooo:rsid="0014d820"/>
    </style:style>
    <style:style style:name="T2" style:family="text">
      <style:text-properties officeooo:rsid="0015b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èmes Inverses</text:p>
      <text:p text:style-name="P2">Kubler Samuel – Letallec Robin</text:p>
      <text:p text:style-name="P2"/>
      <text:p text:style-name="P2"/>
      <text:p text:style-name="P3">1-2) On remarque qu'il faut un nombre d'échantillons N suffisamment grand pour que l'histogramme empirique des réalisations collent avec la densité de probabilités théoriques.</text:p>
      <text:p text:style-name="P3"/>
      <text:p text:style-name="P3">3) <text:span text:style-name="T1">M = 2/(1+erf(m/sqrt(2*sigma2)))</text:span></text:p>
      <text:p text:style-name="P3"/>
      <text:p text:style-name="P5">4) <text:span text:style-name="T2">On refait le calcul avec la loi exponentielle. Faire les démonstrations.</text:span></text:p>
      <text:p text:style-name="P5"/>
      <text:p text:style-name="P6">VOICI LE LIEN DU RAPPORT SOUS LATEX :</text:p>
      <text:p text:style-name="P6"/>
      <text:p text:style-name="P8">https://www.overleaf.com/3974771614qngdskgkvhfg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5:49:18.921168414</meta:creation-date>
    <meta:editing-duration>PT10M41S</meta:editing-duration>
    <meta:editing-cycles>5</meta:editing-cycles>
    <meta:generator>LibreOffice/4.3.3.2$Linux_X86_64 LibreOffice_project/430m0$Build-2</meta:generator>
    <dc:date>2018-12-29T15:59:48.417538664</dc:date>
    <dc:creator>'Kubler Samuel'</dc:creator>
    <meta:document-statistic meta:table-count="0" meta:image-count="0" meta:object-count="0" meta:page-count="1" meta:paragraph-count="7" meta:word-count="55" meta:character-count="416" meta:non-whitespace-character-count="367"/>
  </office:meta>
</office:document-meta>
</file>